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928" officeooo:paragraph-rsid="00107928"/>
    </style:style>
    <style:style style:name="P2" style:family="paragraph" style:parent-style-name="Standard">
      <style:text-properties officeooo:rsid="001134cb" officeooo:paragraph-rsid="001134cb"/>
    </style:style>
    <style:style style:name="P3" style:family="paragraph" style:parent-style-name="Standard">
      <style:text-properties officeooo:rsid="001535b9" officeooo:paragraph-rsid="001535b9"/>
    </style:style>
    <style:style style:name="P4" style:family="paragraph" style:parent-style-name="Standard">
      <style:text-properties officeooo:rsid="0016fc46" officeooo:paragraph-rsid="0016fc46"/>
    </style:style>
    <style:style style:name="P5" style:family="paragraph" style:parent-style-name="Standard">
      <style:text-properties officeooo:rsid="00195d72" officeooo:paragraph-rsid="00195d72"/>
    </style:style>
    <style:style style:name="P6" style:family="paragraph" style:parent-style-name="Standard">
      <style:text-properties officeooo:rsid="0019b3b0" officeooo:paragraph-rsid="0019b3b0"/>
    </style:style>
    <style:style style:name="P7" style:family="paragraph" style:parent-style-name="Standard">
      <style:text-properties officeooo:rsid="001ac80d" officeooo:paragraph-rsid="001ac80d"/>
    </style:style>
    <style:style style:name="P8" style:family="paragraph" style:parent-style-name="Standard">
      <style:text-properties officeooo:rsid="001c95ac" officeooo:paragraph-rsid="001dd944"/>
    </style:style>
    <style:style style:name="P9" style:family="paragraph" style:parent-style-name="Standard">
      <style:text-properties officeooo:rsid="001f3364" officeooo:paragraph-rsid="001f3364"/>
    </style:style>
    <style:style style:name="P10" style:family="paragraph" style:parent-style-name="Standard">
      <style:text-properties officeooo:rsid="002040dd" officeooo:paragraph-rsid="002040dd"/>
    </style:style>
    <style:style style:name="P11" style:family="paragraph" style:parent-style-name="Standard">
      <style:text-properties officeooo:rsid="0021fcd1" officeooo:paragraph-rsid="0021fcd1"/>
    </style:style>
    <style:style style:name="P12" style:family="paragraph" style:parent-style-name="Standard">
      <style:text-properties fo:font-weight="normal" officeooo:rsid="001134cb" officeooo:paragraph-rsid="001134cb" style:font-weight-asian="normal" style:font-weight-complex="normal"/>
    </style:style>
    <style:style style:name="P13" style:family="paragraph" style:parent-style-name="Standard">
      <style:text-properties fo:font-weight="normal" officeooo:rsid="001c95ac" officeooo:paragraph-rsid="001dd944" style:font-weight-asian="normal" style:font-weight-complex="normal"/>
    </style:style>
    <style:style style:name="P14" style:family="paragraph" style:parent-style-name="Standard">
      <style:text-properties fo:font-weight="normal" officeooo:rsid="001ac80d" officeooo:paragraph-rsid="001ac80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24c3c" officeooo:paragraph-rsid="00224c3c" style:font-weight-asian="bold" style:font-weight-complex="bold"/>
    </style:style>
    <style:style style:name="P16" style:family="paragraph" style:parent-style-name="Standard">
      <style:text-properties officeooo:rsid="001c95ac" officeooo:paragraph-rsid="001dd944"/>
    </style:style>
    <style:style style:name="T1" style:family="text">
      <style:text-properties officeooo:rsid="001160b8"/>
    </style:style>
    <style:style style:name="T2" style:family="text">
      <style:text-properties officeooo:rsid="0014dd3f"/>
    </style:style>
    <style:style style:name="T3" style:family="text">
      <style:text-properties officeooo:rsid="00189df3"/>
    </style:style>
    <style:style style:name="T4" style:family="text">
      <style:text-properties officeooo:rsid="00195d72"/>
    </style:style>
    <style:style style:name="T5" style:family="text">
      <style:text-properties officeooo:rsid="0019b3b0"/>
    </style:style>
    <style:style style:name="T6" style:family="text">
      <style:text-properties officeooo:rsid="001bb78b"/>
    </style:style>
    <style:style style:name="T7" style:family="text">
      <style:text-properties officeooo:rsid="001dd944"/>
    </style:style>
    <style:style style:name="T8" style:family="text">
      <style:text-properties officeooo:rsid="001f3364"/>
    </style:style>
    <style:style style:name="T9" style:family="text">
      <style:text-properties officeooo:rsid="002040dd"/>
    </style:style>
    <style:style style:name="T10" style:family="text">
      <style:text-properties officeooo:rsid="00264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GRAS DE VERIFICAÇÃO E ANÁLISE DE REQUISITOS</text:p>
      <text:p text:style-name="P1"/>
      <text:p text:style-name="P12"><text:span text:style-name="T2">Com o levantamento dos requisitos</text:span>,<text:span text:style-name="T1"> sua especificação deve ser documentada de modo que sejam claros e sem ambiguidades, compreensíveis, consistentes, concisos e confiáveis. Para isso, deve-se seguir as seguintes regras:</text:span></text:p>
      <text:p text:style-name="P2"/>
      <text:p text:style-name="P3">1. Respeitar a hierarquia dos requisitos, estruturando-os no seu nível adequado.</text:p>
      <text:p text:style-name="P3">2. Novos requisitos obrigatóriamente precisam estar com atributos atualizados.</text:p>
      <text:p text:style-name="P4">3. Ser objetivo e detalhado de forma que seja possível verific<text:span text:style-name="T3">ar o requisito</text:span>.</text:p>
      <text:p text:style-name="P4">4. <text:span text:style-name="T4">Na descrição do requisito deve-se utilizar termos que ja foram utilizados, evitando a diversificação.</text:span></text:p>
      <text:p text:style-name="P5">5. Manter a consistência não <text:span text:style-name="T5">causando conflito com</text:span> o que já foi levantado.</text:p>
      <text:p text:style-name="P6">6. Tornar possível a modificação do requisito no futuro.</text:p>
      <text:p text:style-name="P6"/>
      <text:p text:style-name="P13">Cada requisito será identificado pelo nome e código <text:span text:style-name="T7">da seguinte forma:</text:span></text:p>
      <text:p text:style-name="P8"/>
      <text:p text:style-name="P8"><text:span text:style-name="T7">[</text:span>RF00<text:span text:style-name="T8">0] Nome do requisito: descrição.</text:span> <text:span text:style-name="T7">P</text:span>ara requisitos funcionais.</text:p>
      <text:p text:style-name="P8"><text:span text:style-name="T7">[</text:span>RNF00<text:span text:style-name="T8">0] Requisito.</text:span> <text:span text:style-name="T7">P</text:span>ara requisitos não funcionais.</text:p>
      <text:p text:style-name="P6"/>
      <text:p text:style-name="P14">Os requisitos <text:span text:style-name="T10">funcionais</text:span> devem possuir os atributos:</text:p>
      <text:p text:style-name="P7"/>
      <text:p text:style-name="P7">Fonte: Registra <text:span text:style-name="T6">a origem e</text:span> explicação que justifique ou explique a necessidade do requisito.</text:p>
      <text:p text:style-name="P9">Esforço: <text:span text:style-name="T9">Possui os valores alto, médio ou baixo. Mede o esforço necessário de acordo com recursos técnicos para implementar o requisito.</text:span></text:p>
      <text:p text:style-name="P10">Estabilidade: Possui os valores alto, médio ou baixo. Baseia-se na probabilidade de haver mudanças no requisito após iteração.</text:p>
      <text:p text:style-name="P11">Versão: Maior controle das modificações do requisito.</text:p>
      <text:p text:style-name="P11">Prioridade: Possui os valores essencial, importante ou desejável.</text:p>
      <text:p text:style-name="P11">Situação: Possui os valores proposto, incorporado, aprovado ou ve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8" meta:word-count="216" meta:character-count="1512" meta:non-whitespace-character-count="1314"/>
  </office:meta>
</office:document-meta>
</file>